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6c2ae"/>
    </style:style>
    <style:style style:name="P2" style:family="paragraph" style:parent-style-name="Preformatted_20_Text">
      <style:text-properties officeooo:paragraph-rsid="0027901f"/>
    </style:style>
    <style:style style:name="P3" style:family="paragraph" style:parent-style-name="Standard">
      <style:text-properties officeooo:rsid="00196a68" officeooo:paragraph-rsid="00196a68"/>
    </style:style>
    <style:style style:name="P4" style:family="paragraph" style:parent-style-name="Standard">
      <style:text-properties officeooo:rsid="00196a68" officeooo:paragraph-rsid="001b5b41"/>
    </style:style>
    <style:style style:name="P5" style:family="paragraph" style:parent-style-name="Standard">
      <style:text-properties officeooo:rsid="00196a68" officeooo:paragraph-rsid="001d4874"/>
    </style:style>
    <style:style style:name="P6" style:family="paragraph" style:parent-style-name="Standard">
      <style:paragraph-properties fo:break-before="page"/>
      <style:text-properties officeooo:rsid="00196a68" officeooo:paragraph-rsid="0022baba"/>
    </style:style>
    <style:style style:name="P7" style:family="paragraph" style:parent-style-name="Standard">
      <style:text-properties officeooo:rsid="00196a68" officeooo:paragraph-rsid="0022baba"/>
    </style:style>
    <style:style style:name="P8" style:family="paragraph" style:parent-style-name="Standard">
      <style:text-properties officeooo:rsid="00196a68" officeooo:paragraph-rsid="002e3714"/>
    </style:style>
    <style:style style:name="P9" style:family="paragraph" style:parent-style-name="Standard">
      <style:text-properties officeooo:rsid="001a38fd" officeooo:paragraph-rsid="001a38fd"/>
    </style:style>
    <style:style style:name="P10" style:family="paragraph" style:parent-style-name="Standard">
      <style:text-properties officeooo:rsid="001a38fd" officeooo:paragraph-rsid="0022baba"/>
    </style:style>
    <style:style style:name="P11" style:family="paragraph" style:parent-style-name="Standard">
      <style:text-properties officeooo:rsid="001d4874" officeooo:paragraph-rsid="001d4874"/>
    </style:style>
    <style:style style:name="P12" style:family="paragraph" style:parent-style-name="Standard">
      <style:text-properties officeooo:rsid="001d4874" officeooo:paragraph-rsid="0022baba"/>
    </style:style>
    <style:style style:name="P13" style:family="paragraph" style:parent-style-name="Standard">
      <style:text-properties officeooo:rsid="001f3ed3" officeooo:paragraph-rsid="001f3ed3"/>
    </style:style>
    <style:style style:name="P14" style:family="paragraph" style:parent-style-name="Standard">
      <style:text-properties officeooo:rsid="001f3ed3" officeooo:paragraph-rsid="0022baba"/>
    </style:style>
    <style:style style:name="P15" style:family="paragraph" style:parent-style-name="Standard">
      <style:text-properties officeooo:rsid="0022baba" officeooo:paragraph-rsid="0022baba"/>
    </style:style>
    <style:style style:name="P16" style:family="paragraph" style:parent-style-name="Standard">
      <style:text-properties officeooo:rsid="00246e91" officeooo:paragraph-rsid="0029dc15"/>
    </style:style>
    <style:style style:name="P17" style:family="paragraph" style:parent-style-name="Standard">
      <style:text-properties officeooo:rsid="0026c2ae" officeooo:paragraph-rsid="0026c2ae"/>
    </style:style>
    <style:style style:name="P18" style:family="paragraph" style:parent-style-name="Standard">
      <style:text-properties officeooo:rsid="00292871" officeooo:paragraph-rsid="0029dc15"/>
    </style:style>
    <style:style style:name="P19" style:family="paragraph" style:parent-style-name="Standard">
      <style:text-properties officeooo:paragraph-rsid="0029dc15"/>
    </style:style>
    <style:style style:name="P20" style:family="paragraph" style:parent-style-name="Standard">
      <style:text-properties officeooo:rsid="0029dc15" officeooo:paragraph-rsid="0029dc15"/>
    </style:style>
    <style:style style:name="T1" style:family="text">
      <style:text-properties officeooo:rsid="001a38fd"/>
    </style:style>
    <style:style style:name="T2" style:family="text">
      <style:text-properties officeooo:rsid="001b5b41"/>
    </style:style>
    <style:style style:name="T3" style:family="text">
      <style:text-properties officeooo:rsid="001d4874"/>
    </style:style>
    <style:style style:name="T4" style:family="text">
      <style:text-properties officeooo:rsid="001f3ed3"/>
    </style:style>
    <style:style style:name="T5" style:family="text">
      <style:text-properties officeooo:rsid="0022baba"/>
    </style:style>
    <style:style style:name="T6" style:family="text">
      <style:text-properties officeooo:rsid="00246e91"/>
    </style:style>
    <style:style style:name="T7" style:family="text">
      <style:text-properties officeooo:rsid="0025f737"/>
    </style:style>
    <style:style style:name="T8" style:family="text">
      <style:text-properties officeooo:rsid="0026c2ae"/>
    </style:style>
    <style:style style:name="T9" style:family="text">
      <style:text-properties officeooo:rsid="0027901f"/>
    </style:style>
    <style:style style:name="T10" style:family="text">
      <style:text-properties officeooo:rsid="00292871"/>
    </style:style>
    <style:style style:name="T11" style:family="text">
      <style:text-properties officeooo:rsid="0029dc15"/>
    </style:style>
    <style:style style:name="T12" style:family="text">
      <style:text-properties officeooo:rsid="002a935c"/>
    </style:style>
    <style:style style:name="T13" style:family="text">
      <style:text-properties officeooo:rsid="002e3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tor IDs are Motor1, Motor2, Motor3 and Motor4.</text:p>
      <text:p text:style-name="P3"/>
      <text:p text:style-name="P9">[Note – consider Motor 1 and <text:s/>Motor1 to be the same, and Chip 1 and Chip1 to be the same, and so on. <text:s/>Speak up if this is not clear.]</text:p>
      <text:p text:style-name="P3"/>
      <text:p text:style-name="P9">Physically, the Distributor has two 74HC595 chips, Chip1 and Chip2. <text:s/>The vero board on which these sit is positioned in the middle of a larger square that has 4 DRV8825 carries mounted on it. <text:s/>The upper left corner is Motor 4, lower left is Motor 3, lower right is Motor 2, and upper right is Motor 1.</text:p>
      <text:p text:style-name="P9"/>
      <text:p text:style-name="P3">Chip1 is the first chip in the shift-register chain, Chip2 gets its overflow. <text:span text:style-name="T1">Note that this is probably not what you were assuming earlier, so start fresh with this. <text:s/>The chips are physically mounted on the vero-board so that chip 2 (on the right) controls motors 1 (top) and 2 (bottom) ) and chip 1 (on the left) controls motors 4 (top) and 3 (bottom). </text:span></text:p>
      <text:p text:style-name="P3"/>
      <text:p text:style-name="P9">Chip 1 is mounted with pin 1 at the top left facing motors 4 and 3, the pins are very close to their destinations and in exactly the right order starting from motor 4 (pins 1-3) and motor 3 (pins 4-6). </text:p>
      <text:p text:style-name="P9"/>
      <text:p text:style-name="P9">Chip 2 is mounted upside down, (that is, rotated 180 degrees) so that pin 1 is in the lower right-hand corner, and pins 1-3 will feed motor 2, while 4-6 feed motor 1.</text:p>
      <text:p text:style-name="P9"/>
      <text:p text:style-name="P9"/>
      <text:p text:style-name="P3"/>
      <text:p text:style-name="P4">So the bits <text:span text:style-name="T2">(not pins) in a 16-bit word <text:s/></text:span>are:</text:p>
      <text:p text:style-name="P4"/>
      <text:p text:style-name="P4"><text:span text:style-name="T2"><text:tab/>high byte: [ 7, 6, 5, </text:span>4, 3, 2, 1, <text:span text:style-name="T2">0] <text:s/>(Chip 2)</text:span></text:p>
      <text:p text:style-name="P4"><text:span text:style-name="T2"><text:tab/>low byte: <text:s/>[ 7, 6, 5, </text:span>4, 3, 2, 1, <text:span text:style-name="T2">0] <text:s/>(Chip 1]</text:span></text:p>
      <text:p text:style-name="P4"/>
      <text:p text:style-name="P13">The high order byte is sent first, msb first.</text:p>
      <text:p text:style-name="P4"/>
      <text:p text:style-name="P4"/>
      <text:p text:style-name="P5"><text:span text:style-name="T2">The bit 15-</text:span><text:span text:style-name="T4">8</text:span><text:span text:style-name="T2"> of the 16-bit word (high order byte (7-0) is sent first, so it ends up in Chip 2 as:</text:span></text:p>
      <text:p text:style-name="P5"/>
      <text:p text:style-name="P5"><text:span text:style-name="T2"><text:tab/>bit 15 (bit 7 of high-order byte) to pin1 7 </text:span><text:span text:style-name="T3">of</text:span><text:span text:style-name="T2"> chip2 (NOT USED), </text:span></text:p>
      <text:p text:style-name="P5"><text:span text:style-name="T2"><text:tab/>bit 14 (</text:span><text:span text:style-name="T3">bit</text:span><text:span text:style-name="T2"> 6 of high order byte) <text:s/>to pin 6,</text:span></text:p>
      <text:p text:style-name="P5"><text:span text:style-name="T2"><text:tab/>bit 1</text:span><text:span text:style-name="T4">3</text:span><text:span text:style-name="T2"> (</text:span><text:span text:style-name="T3">bit</text:span><text:span text:style-name="T2"> </text:span><text:span text:style-name="T3">5</text:span><text:span text:style-name="T2"> of high order byte) <text:s/>to pin </text:span><text:span text:style-name="T3">5</text:span><text:span text:style-name="T2">,</text:span></text:p>
      <text:p text:style-name="P5"><text:span text:style-name="T2"><text:tab/>bit 1</text:span><text:span text:style-name="T4">2</text:span><text:span text:style-name="T2"> (</text:span><text:span text:style-name="T3">bit</text:span><text:span text:style-name="T2"> </text:span><text:span text:style-name="T3">4</text:span><text:span text:style-name="T2"> of high order byte) <text:s/>to pin </text:span><text:span text:style-name="T3">4</text:span><text:span text:style-name="T2">,</text:span></text:p>
      <text:p text:style-name="P5"><text:span text:style-name="T2"><text:tab/>bit 1</text:span><text:span text:style-name="T4">1</text:span><text:span text:style-name="T2"> (</text:span><text:span text:style-name="T3">bit</text:span><text:span text:style-name="T2"> </text:span><text:span text:style-name="T3">3</text:span><text:span text:style-name="T2"> of high order byte) <text:s/>to pin </text:span><text:span text:style-name="T3">3</text:span><text:span text:style-name="T2">,</text:span></text:p>
      <text:p text:style-name="P5"><text:span text:style-name="T2"><text:tab/>bit 1</text:span><text:span text:style-name="T4">0</text:span><text:span text:style-name="T2"> (</text:span><text:span text:style-name="T3">bit 2</text:span><text:span text:style-name="T2"> of high order byte) <text:s/>to pin </text:span><text:span text:style-name="T3">2</text:span><text:span text:style-name="T2">,</text:span></text:p>
      <text:p text:style-name="P5"><text:span text:style-name="T2"><text:tab/>bit <text:s text:c="2"/></text:span><text:span text:style-name="T4">9</text:span><text:span text:style-name="T2"> (</text:span><text:span text:style-name="T3">bit</text:span><text:span text:style-name="T2"> </text:span><text:span text:style-name="T3">1</text:span><text:span text:style-name="T2"> of high order byte) <text:s/>to pin </text:span><text:span text:style-name="T3">1</text:span><text:span text:style-name="T2">,</text:span></text:p>
      <text:p text:style-name="P5"><text:span text:style-name="T2"><text:tab/>bit <text:s text:c="2"/></text:span><text:span text:style-name="T4">8</text:span><text:span text:style-name="T2"> (</text:span><text:span text:style-name="T3">bit</text:span><text:span text:style-name="T2"> </text:span><text:span text:style-name="T3">0</text:span><text:span text:style-name="T2"> of high order byte) <text:s/>to pin </text:span><text:span text:style-name="T3">15 of chip 2 (NOT USED)</text:span></text:p>
      <text:p text:style-name="P5"/>
      <text:p text:style-name="P11">Similarly, bits 7-0 of the low-order byte (sent <text:span text:style-name="T4">second</text:span>) end up in Chip <text:span text:style-name="T4">1</text:span> as:</text:p>
      <text:p text:style-name="P11"/>
      <text:p text:style-name="P5"><text:span text:style-name="T2"><text:tab/>bit </text:span><text:span text:style-name="T3">7</text:span><text:span text:style-name="T2"> (bit 7 of low-order byte) to pin1 7 </text:span><text:span text:style-name="T3">of</text:span><text:span text:style-name="T2"> chip</text:span><text:span text:style-name="T3">1</text:span><text:span text:style-name="T2"> (NOT USED), </text:span></text:p>
      <text:p text:style-name="P5"><text:span text:style-name="T2"><text:tab/>bit </text:span><text:span text:style-name="T3">6</text:span><text:span text:style-name="T2"> (</text:span><text:span text:style-name="T3">bit</text:span><text:span text:style-name="T2"> 6 of low order byte) <text:s/>to pin 6,</text:span></text:p>
      <text:p text:style-name="P5"><text:span text:style-name="T2"><text:tab/>bit </text:span><text:span text:style-name="T3">5</text:span><text:span text:style-name="T2"> </text:span><text:span text:style-name="T3">(bit</text:span><text:span text:style-name="T2"> </text:span><text:span text:style-name="T3">5</text:span><text:span text:style-name="T2"> of low order byte) <text:s/>to pin </text:span><text:span text:style-name="T3">5</text:span><text:span text:style-name="T2">,</text:span></text:p>
      <text:p text:style-name="P5"><text:span text:style-name="T2"><text:tab/>bit </text:span><text:span text:style-name="T3">4</text:span><text:span text:style-name="T2"> (</text:span><text:span text:style-name="T3">bit</text:span><text:span text:style-name="T2"> </text:span><text:span text:style-name="T3">4</text:span><text:span text:style-name="T2"> of low order byte) <text:s/>to pin </text:span><text:span text:style-name="T3">4</text:span><text:span text:style-name="T2">,</text:span></text:p>
      <text:p text:style-name="P5"><text:span text:style-name="T2"><text:tab/>bit </text:span><text:span text:style-name="T3">3</text:span><text:span text:style-name="T2"> (</text:span><text:span text:style-name="T3">bit</text:span><text:span text:style-name="T2"> </text:span><text:span text:style-name="T3">3</text:span><text:span text:style-name="T2"> of low order byte) <text:s/>to pin </text:span><text:span text:style-name="T3">3</text:span><text:span text:style-name="T2">,</text:span></text:p>
      <text:p text:style-name="P5"><text:span text:style-name="T2"><text:tab/>bit </text:span><text:span text:style-name="T3">2</text:span><text:span text:style-name="T2"> (</text:span><text:span text:style-name="T3">bit 2</text:span><text:span text:style-name="T2"> of low order byte) <text:s/>to pin </text:span><text:span text:style-name="T3">2</text:span><text:span text:style-name="T2">,</text:span></text:p>
      <text:p text:style-name="P5"><text:soft-page-break/><text:span text:style-name="T2"><text:tab/>bit 1 (</text:span><text:span text:style-name="T3">bit</text:span><text:span text:style-name="T2"> </text:span><text:span text:style-name="T3">1</text:span><text:span text:style-name="T2"> of low order byte) <text:s/>to pin </text:span><text:span text:style-name="T3">1</text:span><text:span text:style-name="T2">,</text:span></text:p>
      <text:p text:style-name="P5"><text:span text:style-name="T2"><text:tab/>bit </text:span><text:span text:style-name="T3">0</text:span><text:span text:style-name="T2"> (</text:span><text:span text:style-name="T3">bit</text:span><text:span text:style-name="T2"> </text:span><text:span text:style-name="T3">0</text:span><text:span text:style-name="T2"> of low order byte) <text:s/>to pin </text:span><text:span text:style-name="T3">15 of chip </text:span><text:span text:style-name="T4">1</text:span><text:span text:style-name="T3"> (NOT USED)</text:span></text:p>
      <text:p text:style-name="P5"/>
      <text:p text:style-name="P3">Motor 1:</text:p>
      <text:p text:style-name="P3"><text:tab/>Enable = Chip 2, pin 6</text:p>
      <text:p text:style-name="P3"><text:tab/>Step = Chip2, pin 5</text:p>
      <text:p text:style-name="P3"><text:tab/>Dir = Chip2, pin 4</text:p>
      <text:p text:style-name="P3"/>
      <text:p text:style-name="P3">Motor 2:</text:p>
      <text:p text:style-name="P3"><text:tab/>Enable = Chip 2, pin3 </text:p>
      <text:p text:style-name="P3"><text:tab/>Step = Chip2, pin 2</text:p>
      <text:p text:style-name="P3"><text:tab/>Dir = Chip2, pin 1</text:p>
      <text:p text:style-name="P3"/>
      <text:p text:style-name="P3">Motor 3:</text:p>
      <text:p text:style-name="P3"><text:tab/>Enable = Chip 1, pin <text:span text:style-name="T1">3</text:span></text:p>
      <text:p text:style-name="P3"><text:tab/>Step = Chip1, pin <text:span text:style-name="T1">2</text:span></text:p>
      <text:p text:style-name="P3"><text:tab/>Dir = Chip1, pin <text:span text:style-name="T1">1</text:span></text:p>
      <text:p text:style-name="P3"/>
      <text:p text:style-name="P3">Motor 4:</text:p>
      <text:p text:style-name="P3"><text:tab/>Enable = Chip 1, pin <text:span text:style-name="T1">6</text:span></text:p>
      <text:p text:style-name="P3"><text:tab/>Step = Chip1, pin <text:span text:style-name="T1">5</text:span></text:p>
      <text:p text:style-name="P3"><text:tab/>Dir = Chip1, pin <text:span text:style-name="T1">4</text:span></text:p>
      <text:p text:style-name="P3"/>
      <text:p text:style-name="P3">-------------------------------------------------------------------------------------------------</text:p>
      <text:p text:style-name="P3"/>
      <text:p text:style-name="P15">trying again ….<text:line-break/><text:line-break/></text:p>
      <text:p text:style-name="P6">Motor IDs are Motor1, Motor2, Motor3 and Motor4.</text:p>
      <text:p text:style-name="P7"/>
      <text:p text:style-name="P10">[Note – consider Motor 1 and <text:s/>Motor1 to be the same, and Chip 1 and Chip1 to be the same, and so on. <text:s/>Speak up if this is not clear.]</text:p>
      <text:p text:style-name="P7"/>
      <text:p text:style-name="P10">Physically, the Distributor has two 74HC595 chips, Chip1 and Chip2. <text:s/>The vero-board on which these sit is positioned in the middle of a larger <text:span text:style-name="T10">clear acrylic </text:span>square that has 4 DRV8825 carries mounted on it. <text:s/>The upper left corner is Motor 4, lower left is Motor 3, lower right is Motor 2, and upper right is Motor 1.</text:p>
      <text:p text:style-name="P10"/>
      <text:p text:style-name="P7">Chip<text:span text:style-name="T6">2</text:span> is the first chip in the shift-register chain. Chip<text:span text:style-name="T6">1 </text:span>gets its overflow. <text:span text:style-name="T1">The chips are physically mounted on the vero-board so that </text:span><text:span text:style-name="T12">C</text:span><text:span text:style-name="T1">hip 2 (on the </text:span><text:span text:style-name="T6">LEFT</text:span><text:span text:style-name="T10">) </text:span><text:span text:style-name="T1">controls motors </text:span><text:span text:style-name="T6">4</text:span><text:span text:style-name="T1"> (top) and </text:span><text:span text:style-name="T6">3</text:span><text:span text:style-name="T1"> (bottom) ) and </text:span><text:span text:style-name="T12">C</text:span><text:span text:style-name="T1">hip 1 (on the </text:span><text:span text:style-name="T6">RIGHT</text:span><text:span text:style-name="T1">) controls motors </text:span><text:span text:style-name="T6">2 (bottom</text:span><text:span text:style-name="T1">) and </text:span><text:span text:style-name="T6">1 </text:span><text:span text:style-name="T1">(</text:span><text:span text:style-name="T6">top</text:span><text:span text:style-name="T1">). </text:span></text:p>
      <text:p text:style-name="P7"/>
      <text:p text:style-name="P10">Chip <text:span text:style-name="T6">2</text:span> is mounted with pin 1 at the top left facing motors 4 and 3, <text:span text:style-name="T12">so </text:span>the pins are very close to their destinations and in exactly the right order starting from motor 4 (pins 1-3) <text:span text:style-name="T6">(bits </text:span><text:span text:style-name="T10">1</text:span><text:span text:style-name="T6">-</text:span><text:span text:style-name="T10">3</text:span><text:span text:style-name="T6">)</text:span> and motor 3 (pins 4-6) <text:span text:style-name="T6">(bits </text:span><text:span text:style-name="T10">4</text:span><text:span text:style-name="T6">-</text:span><text:span text:style-name="T10">6</text:span><text:span text:style-name="T6">). <text:s/></text:span></text:p>
      <text:p text:style-name="P10"/>
      <text:p text:style-name="P10">Chip <text:span text:style-name="T6">1 (on the right)</text:span> <text:span text:style-name="T10">is </text:span>mounted upside down, (that is, rotated 180 degrees) so that pin 1 is in the lower right-hand corner, and pins 1-3 will feed motor 2 <text:span text:style-name="T6">(bits </text:span><text:span text:style-name="T10">1</text:span><text:span text:style-name="T6">-</text:span><text:span text:style-name="T10">3</text:span><text:span text:style-name="T6">)</text:span>, while <text:span text:style-name="T6">pins </text:span>4-6 <text:span text:style-name="T6">(bits </text:span><text:span text:style-name="T10">4</text:span><text:span text:style-name="T6">-</text:span><text:span text:style-name="T10">6</text:span><text:span text:style-name="T6">) </text:span>feed motor 1.</text:p>
      <text:p text:style-name="P10"/>
      <text:p text:style-name="P18">This is an attempt to avoid confusion between bit number and pin numbering on the 74HC595.</text:p>
      <text:p text:style-name="P7">So the bits <text:span text:style-name="T2">(not pins) in a 16-bit word <text:s/></text:span>are:</text:p>
      <text:p text:style-name="P7"/>
      <text:p text:style-name="P7"><text:tab/><text:span text:style-name="T11">595 PIN:<text:tab/>[ <text:s text:c="2"/>7, <text:s text:c="3"/>6, <text:s text:c="3"/>5, <text:s text:c="3"/>4, <text:s text:c="3"/>3, <text:s text:c="3"/>2, <text:s text:c="3"/>1, <text:s text:c="2"/>15]</text:span></text:p>
      <text:p text:style-name="P7"><text:span text:style-name="T2"><text:tab/>high byte: <text:tab/>[ <text:s/></text:span><text:span text:style-name="T13">15</text:span><text:span text:style-name="T2">, <text:s/></text:span><text:span text:style-name="T13">14</text:span><text:span text:style-name="T2">, <text:s/></text:span><text:span text:style-name="T13">13</text:span><text:span text:style-name="T2">, </text:span><text:span text:style-name="T13">12</text:span>, <text:s text:c="2"/><text:span text:style-name="T13">11</text:span>, <text:s/><text:span text:style-name="T13">10</text:span>, <text:s text:c="2"/><text:span text:style-name="T13">9, <text:s text:c="4"/>8]</text:span><text:span text:style-name="T2"> (Chip </text:span><text:span text:style-name="T6">1 </text:span><text:span text:style-name="T13">on the RIGHT</text:span><text:span text:style-name="T2">)</text:span></text:p>
      <text:p text:style-name="P8"><text:s text:c="13"/><text:span text:style-name="T13">meaning:</text:span> <text:s text:c="6"/><text:span text:style-name="T13">[</text:span> <text:s text:c="3"/><text:span text:style-name="T13">X <text:s text:c="3"/>D <text:s text:c="3"/>S <text:s text:c="3"/>E <text:s text:c="4"/>D <text:s text:c="3"/>S <text:s text:c="4"/>E <text:s text:c="3"/>X]</text:span></text:p>
      <text:p text:style-name="P8"><text:s text:c="47"/>------------ <text:s text:c="4"/>------------</text:p>
      <text:p text:style-name="P8"><text:s text:c="47"/><text:span text:style-name="T13">Motor 1 <text:s text:c="7"/>Motor 2</text:span></text:p>
      <text:p text:style-name="P8"/>
      <text:p text:style-name="P8"><text:span text:style-name="T2"><text:tab/>low byte: <text:s/><text:tab/>[ <text:s text:c="2"/>7, <text:s text:c="3"/>6, <text:s text:c="3"/>5, <text:s text:c="3"/></text:span>4, <text:s text:c="3"/>3, <text:s text:c="3"/>2, <text:s text:c="3"/>1, <text:s text:c="4"/><text:span text:style-name="T2">0] <text:s/>(Chip </text:span><text:span text:style-name="T6">2</text:span><text:span text:style-name="T2">] </text:span><text:span text:style-name="T13">on the LEFT)</text:span></text:p>
      <text:p text:style-name="P7"><text:s text:c="13"/><text:span text:style-name="T13">meaning:</text:span> <text:s text:c="6"/><text:span text:style-name="T13">[</text:span> <text:s text:c="3"/><text:span text:style-name="T13">X <text:s text:c="3"/>D <text:s text:c="3"/>S <text:s text:c="3"/>E <text:s text:c="4"/>D <text:s text:c="3"/>S <text:s text:c="4"/>E <text:s text:c="3"/>X]</text:span></text:p>
      <text:p text:style-name="P7"><text:s text:c="47"/>------------ <text:s text:c="4"/>------------</text:p>
      <text:p text:style-name="P7"><text:s text:c="47"/><text:span text:style-name="T13">Motor 4 <text:s text:c="8"/>Motor 3</text:span></text:p>
      <text:p text:style-name="P7"/>
      <text:p text:style-name="P7"/>
      <text:p text:style-name="P14">The high order byte is sent first, msb first <text:span text:style-name="T6">and ends up as bit 0 of chip 2 (on pin 1).</text:span></text:p>
      <text:p text:style-name="P14"/>
      <text:p text:style-name="P19"><text:span text:style-name="T6">Not</text:span><text:span text:style-name="T7">e</text:span><text:span text:style-name="T6"> that this makes the correspondence between </text:span><text:span text:style-name="T7">pins and signal easy to wire up and see. <text:line-break/><text:line-break/></text:span><text:span text:style-name="T13">REMEMBER: <text:s/></text:span>The high byte (sent first) goes to <text:span text:style-name="Strong_20_Emphasis">Chip1</text:span> on the <text:span text:style-name="Strong_20_Emphasis">right</text:span>, which is rotated 180°.<text:line-break/>The low byte (sent second) goes to <text:span text:style-name="Strong_20_Emphasis">Chip2</text:span> on the <text:span text:style-name="Strong_20_Emphasis">left</text:span>, which is mounted upright.<text:line-break/>Pin numbers (1–7) count from MSB downward (7 → 0), but because of chip orientation, they <text:span text:style-name="Emphasis">physically</text:span> align left-to-right across both chips.</text:p>
      <text:p text:style-name="P16"/>
      <text:p text:style-name="P16"><text:span text:style-name="T7"><text:s/></text:span><text:span text:style-name="T11">On the LEFT, the pins are:</text:span></text:p>
      <text:p text:style-name="P16"/>
      <text:p text:style-name="P16"><text:span text:style-name="T11"><text:tab/>1, 2 and 3 for Enable, Step and Dir on Motor 4.</text:span></text:p>
      <text:p text:style-name="P16"><text:span text:style-name="T11"><text:tab/>4, 5 and 6 for Enable, Step and Dir on Motor 3. </text:span></text:p>
      <text:p text:style-name="P16"><text:soft-page-break/></text:p>
      <text:p text:style-name="P16"><text:span text:style-name="T11"><text:s/>On the right the pins are:</text:span></text:p>
      <text:p text:style-name="P16"/>
      <text:p text:style-name="P16"><text:span text:style-name="T11"><text:tab/>1, 2 and 3 for Enable, Step and Dir on Motor 2</text:span></text:p>
      <text:p text:style-name="P16"><text:tab/><text:span text:style-name="T11">4, 5 and 6 for Enable, Step and Dir on Motor 1</text:span></text:p>
      <text:p text:style-name="P16"/>
      <text:p text:style-name="P20">Note again the pins count down on the left chip (2), and up on the right chip (1), <text:span text:style-name="T12">but in the same order – 1 through 6.</text:span></text:p>
      <text:p text:style-name="P16"/>
      <text:p text:style-name="P7"/>
      <text:p text:style-name="P7"/>
      <text:p text:style-name="P7"><text:span text:style-name="T12">Bits</text:span><text:span text:style-name="T2"> 15-</text:span><text:span text:style-name="T4">8</text:span><text:span text:style-name="T2"> of the 16-bit word (high order byte (7-0) </text:span><text:span text:style-name="T8">) </text:span><text:span text:style-name="T12">are </text:span><text:span text:style-name="T2">sent first, so </text:span><text:span text:style-name="T12">they</text:span><text:span text:style-name="T2"> end up in Chip </text:span><text:span text:style-name="T8">1 (on the right)</text:span><text:span text:style-name="T7"> </text:span><text:span text:style-name="T2">as:</text:span></text:p>
      <text:p text:style-name="P7"/>
      <text:p text:style-name="P7"><text:span text:style-name="T2"><text:tab/>bit 15 (bit 7 of high-order byte) to pin </text:span><text:span text:style-name="T7">7, </text:span><text:span text:style-name="T2">(NOT USED), </text:span></text:p>
      <text:p text:style-name="P7"/>
      <text:p text:style-name="P7"><text:span text:style-name="T2"><text:tab/>bit 14 (</text:span><text:span text:style-name="T3">bit</text:span><text:span text:style-name="T2"> 6 of high order byte) <text:s/>to pin </text:span><text:span text:style-name="T7">6</text:span><text:span text:style-name="T2">, </text:span><text:span text:style-name="T5">(</text:span><text:span text:style-name="T8">motor </text:span><text:span text:style-name="T10">1</text:span><text:span text:style-name="T8"> dir)</text:span></text:p>
      <text:p text:style-name="P7"><text:span text:style-name="T2"><text:tab/>bit 1</text:span><text:span text:style-name="T4">3</text:span><text:span text:style-name="T2"> (</text:span><text:span text:style-name="T3">bit</text:span><text:span text:style-name="T2"> </text:span><text:span text:style-name="T3">5</text:span><text:span text:style-name="T2"> of high order byte) <text:s/>to pin </text:span><text:span text:style-name="T7">5</text:span><text:span text:style-name="T2">, </text:span><text:span text:style-name="T5">(motor </text:span><text:span text:style-name="T10">1</text:span><text:span text:style-name="T5"> </text:span><text:span text:style-name="T8">step</text:span><text:span text:style-name="T5">)</text:span></text:p>
      <text:p text:style-name="P7"><text:span text:style-name="T2"><text:tab/>bit 1</text:span><text:span text:style-name="T4">2</text:span><text:span text:style-name="T2"> (</text:span><text:span text:style-name="T3">bit</text:span><text:span text:style-name="T2"> </text:span><text:span text:style-name="T3">4</text:span><text:span text:style-name="T2"> of high order byte) <text:s/>to pin </text:span><text:span text:style-name="T7">4</text:span><text:span text:style-name="T2">, </text:span><text:span text:style-name="T5">(motor </text:span><text:span text:style-name="T10">1</text:span><text:span text:style-name="T5"> </text:span><text:span text:style-name="T8">enable</text:span><text:span text:style-name="T5">)</text:span></text:p>
      <text:p text:style-name="P7"/>
      <text:p text:style-name="P7"><text:span text:style-name="T2"><text:tab/>bit 1</text:span><text:span text:style-name="T4">1</text:span><text:span text:style-name="T2"> (</text:span><text:span text:style-name="T3">bit</text:span><text:span text:style-name="T2"> </text:span><text:span text:style-name="T3">3</text:span><text:span text:style-name="T2"> of high order byte) <text:s/>to pin </text:span><text:span text:style-name="T7">3.</text:span><text:span text:style-name="T2"> </text:span><text:span text:style-name="T5">(motor </text:span><text:span text:style-name="T10">2</text:span><text:span text:style-name="T5"> </text:span><text:span text:style-name="T8">dir</text:span><text:span text:style-name="T5">)</text:span></text:p>
      <text:p text:style-name="P7"><text:span text:style-name="T2"><text:tab/>bit 1</text:span><text:span text:style-name="T4">0</text:span><text:span text:style-name="T2"> (</text:span><text:span text:style-name="T3">bit 2</text:span><text:span text:style-name="T2"> of high order byte) <text:s/>to pin </text:span><text:span text:style-name="T7">2</text:span><text:span text:style-name="T2">, </text:span><text:span text:style-name="T5">(motor </text:span><text:span text:style-name="T10">2</text:span><text:span text:style-name="T5"> </text:span><text:span text:style-name="T8">step</text:span><text:span text:style-name="T5">)</text:span></text:p>
      <text:p text:style-name="P7"><text:span text:style-name="T2"><text:tab/>bit <text:s text:c="2"/></text:span><text:span text:style-name="T4">9</text:span><text:span text:style-name="T2"> (</text:span><text:span text:style-name="T3">bit</text:span><text:span text:style-name="T2"> </text:span><text:span text:style-name="T3">1</text:span><text:span text:style-name="T2"> of high order byte) <text:s/>to pin </text:span><text:span text:style-name="T7">1, </text:span><text:span text:style-name="T5">(motor </text:span><text:span text:style-name="T10">2</text:span><text:span text:style-name="T5"> </text:span><text:span text:style-name="T8">enable</text:span><text:span text:style-name="T5">)</text:span></text:p>
      <text:p text:style-name="P7"/>
      <text:p text:style-name="P7"><text:span text:style-name="T2"><text:tab/>bit <text:s text:c="2"/></text:span><text:span text:style-name="T4">8</text:span><text:span text:style-name="T2"> (</text:span><text:span text:style-name="T3">bit</text:span><text:span text:style-name="T2"> </text:span><text:span text:style-name="T3">0</text:span><text:span text:style-name="T2"> of high order byte) <text:s/>to pin </text:span><text:span text:style-name="T7">15 (NOT USED)</text:span></text:p>
      <text:p text:style-name="P7"/>
      <text:p text:style-name="P12">Similarly, bits 7-0 of the low-order byte (sent <text:span text:style-name="T4">second</text:span>) end up in Chip <text:span text:style-name="T8">2 (on the left) </text:span>as:</text:p>
      <text:p text:style-name="P12"/>
      <text:p text:style-name="P7"><text:span text:style-name="T2"><text:tab/>bit </text:span><text:span text:style-name="T3">7</text:span><text:span text:style-name="T2"> (bit 7 of low-order byte) to pin </text:span><text:span text:style-name="T8">7. </text:span><text:span text:style-name="T2">(NOT USED), </text:span></text:p>
      <text:p text:style-name="P7"/>
      <text:p text:style-name="P7"><text:span text:style-name="T2"><text:tab/>bit </text:span><text:span text:style-name="T3">6</text:span><text:span text:style-name="T2"> (</text:span><text:span text:style-name="T3">bit</text:span><text:span text:style-name="T2"> 6 of low order byte) <text:s/>to pin </text:span><text:span text:style-name="T8">6</text:span><text:span text:style-name="T5">. </text:span><text:span text:style-name="T8">(motor </text:span><text:span text:style-name="T9">4</text:span><text:span text:style-name="T8"> dir)</text:span></text:p>
      <text:p text:style-name="P7"><text:span text:style-name="T2"><text:tab/>bit </text:span><text:span text:style-name="T3">5</text:span><text:span text:style-name="T2"> </text:span><text:span text:style-name="T3">(bit</text:span><text:span text:style-name="T2"> </text:span><text:span text:style-name="T3">5</text:span><text:span text:style-name="T2"> of low order byte) <text:s/>to pin </text:span><text:span text:style-name="T8">5</text:span><text:span text:style-name="T2">, </text:span><text:span text:style-name="T5">(motor </text:span><text:span text:style-name="T9">4</text:span><text:span text:style-name="T5"> </text:span><text:span text:style-name="T8">step)</text:span></text:p>
      <text:p text:style-name="P7"><text:span text:style-name="T2"><text:tab/>bit </text:span><text:span text:style-name="T3">4</text:span><text:span text:style-name="T2"> (</text:span><text:span text:style-name="T3">bit</text:span><text:span text:style-name="T2"> </text:span><text:span text:style-name="T3">4</text:span><text:span text:style-name="T2"> of low order byte) <text:s/>to pin </text:span><text:span text:style-name="T8">4</text:span><text:span text:style-name="T2">, </text:span><text:span text:style-name="T5">(motor </text:span><text:span text:style-name="T9">4</text:span><text:span text:style-name="T5"> </text:span><text:span text:style-name="T8">enable</text:span></text:p>
      <text:p text:style-name="P7"/>
      <text:p text:style-name="P7"><text:span text:style-name="T2"><text:tab/>bit </text:span><text:span text:style-name="T3">3</text:span><text:span text:style-name="T2"> (</text:span><text:span text:style-name="T3">bit</text:span><text:span text:style-name="T2"> </text:span><text:span text:style-name="T3">3</text:span><text:span text:style-name="T2"> of low order byte) <text:s/>to pin </text:span><text:span text:style-name="T9">3</text:span><text:span text:style-name="T2">, </text:span><text:span text:style-name="T5">(motor </text:span><text:span text:style-name="T9">3</text:span><text:span text:style-name="T5"> </text:span><text:span text:style-name="T8">dir</text:span><text:span text:style-name="T5">)</text:span></text:p>
      <text:p text:style-name="P7"><text:span text:style-name="T2"><text:tab/>bit </text:span><text:span text:style-name="T3">2</text:span><text:span text:style-name="T2"> (</text:span><text:span text:style-name="T3">bit 2</text:span><text:span text:style-name="T2"> of low order byte) <text:s/>to pin </text:span><text:span text:style-name="T9">2</text:span><text:span text:style-name="T2">, </text:span><text:span text:style-name="T5">(motor </text:span><text:span text:style-name="T9">3</text:span><text:span text:style-name="T5"> </text:span><text:span text:style-name="T8">step</text:span><text:span text:style-name="T5">)</text:span></text:p>
      <text:p text:style-name="P7"><text:tab/><text:span text:style-name="T5">b</text:span><text:span text:style-name="T2">it 1 (</text:span><text:span text:style-name="T3">bit</text:span><text:span text:style-name="T2"> </text:span><text:span text:style-name="T3">1</text:span><text:span text:style-name="T2"> of low order byte) <text:s/>to pin </text:span><text:span text:style-name="T9">1</text:span><text:span text:style-name="T2">, </text:span><text:span text:style-name="T5">(motor </text:span><text:span text:style-name="T9">3</text:span><text:span text:style-name="T5"> </text:span><text:span text:style-name="T8">enable</text:span><text:span text:style-name="T5">)</text:span></text:p>
      <text:p text:style-name="P7"/>
      <text:p text:style-name="P7"><text:span text:style-name="T2"><text:tab/>bit </text:span><text:span text:style-name="T3">0</text:span><text:span text:style-name="T2"> (</text:span><text:span text:style-name="T3">bit</text:span><text:span text:style-name="T2"> </text:span><text:span text:style-name="T3">0</text:span><text:span text:style-name="T2"> of low order byte) <text:s/>to pin </text:span><text:span text:style-name="T5">1</text:span><text:span text:style-name="T10">5</text:span><text:span text:style-name="T5">. (</text:span><text:span text:style-name="T8">NOT USED)</text:span><text:span text:style-name="T5">)</text:span></text:p>
      <text:p text:style-name="P7"/>
      <text:p text:style-name="P17">This leads to a motor map that looks like this:</text:p>
      <text:p text:style-name="P17"/>
      <text:p text:style-name="P1"><text:s text:c="4"/>Bit layout is based on physical pin mapping:</text:p>
      <text:p text:style-name="P2"><text:s text:c="4"/>- High byte (bits 15–8) → Chip<text:span text:style-name="T9">1</text:span> (upright) <text:span text:style-name="T9">[motors 4 and 3)</text:span></text:p>
      <text:p text:style-name="P2"><text:s text:c="4"/>- Low byte (bits 7–0) <text:s text:c="2"/>→ Chip<text:span text:style-name="T9">2</text:span> (rotated 180 <text:span text:style-name="T9">degrees</text:span>) <text:span text:style-name="T9">[motors 1 and 2)</text:span></text:p>
      <text:p text:style-name="P1"><text:s text:c="4"/>- Data sent MSB first (bit 15 down to bit 0)</text:p>
      <text:p text:style-name="P1"><text:s text:c="4"/>"""</text:p>
      <text:p text:style-name="P1"/>
      <text:p text:style-name="P1"><text:s text:c="4"/>MOTOR_MAP = {</text:p>
      <text:p text:style-name="P1"><text:s text:c="8"/>1: {'en': <text:span text:style-name="T10">12</text:span>, 'step': <text:span text:style-name="T10">13</text:span>, 'dir': <text:span text:style-name="T10">14</text:span>},</text:p>
      <text:p text:style-name="P1"><text:soft-page-break/><text:s text:c="8"/>2: {'en': <text:s/><text:span text:style-name="T10">9,</text:span> 'step': 1<text:span text:style-name="T10">0</text:span>, 'dir': <text:span text:style-name="T9">1</text:span><text:span text:style-name="T10">1</text:span>},</text:p>
      <text:p text:style-name="P1"><text:s text:c="8"/>3: {'en': <text:s/><text:span text:style-name="T9">1,</text:span> 'step': <text:s/>2, 'dir': <text:s/><text:span text:style-name="T9">3</text:span>},</text:p>
      <text:p text:style-name="P1"><text:s text:c="8"/>4: {'en': <text:s/><text:span text:style-name="T9">4</text:span>, 'step': <text:s/>5, 'dir': <text:s/><text:span text:style-name="T9">6</text:span>},</text:p>
      <text:p text:style-name="P1"><text:s text:c="4"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9:32:20.696571890</meta:creation-date>
    <meta:print-date>2025-04-24T17:20:45.132744506</meta:print-date>
    <dc:date>2025-04-24T17:41:45.496990839</dc:date>
    <meta:editing-duration>PT11M5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102" meta:word-count="1442" meta:character-count="7211" meta:non-whitespace-character-count="5318"/>
  </office:meta>
</office:document-meta>
</file>